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5.068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1.596cm"/>
    </style:style>
    <style:style style:name="co7" style:family="table-column">
      <style:table-column-properties fo:break-before="auto" style:column-width="1.54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number-columns-repeated="53" table:default-cell-style-name="ce2"/>
        <table:table-column table:style-name="co11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5" office:value-type="string" calcext:value-type="string" table:number-columns-spanned="4" table:number-rows-spanned="1">
            <office:annotation draw:style-name="gr1" draw:text-style-name="P2" svg:width="6.086cm" svg:height="2.169cm" svg:x="12.525cm" svg:y="0cm" draw:caption-point-x="15.21cm" draw:caption-point-y="0.01cm">
              <dc:date>2019-09-19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office:annotation draw:style-name="gr2" draw:text-style-name="P2" svg:width="6.729cm" svg:height="1.772cm" svg:x="25.345cm" svg:y="0.053cm" draw:caption-point-x="9.866cm" draw:caption-point-y="-0.043cm">
              <dc:date>2019-09-19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3" table:style-name="ce5"/>
          <table:table-cell table:number-columns-repeated="1012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Auxílio Transporte</text:p>
          </table:table-cell>
          <table:table-cell table:style-name="ce1" office:value-type="string" calcext:value-type="string">
            <text:p>Auxílio Creche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Adicional de Insalubridade</text:p>
          </table:table-cell>
          <table:table-cell table:style-name="ce1" office:value-type="string" calcext:value-type="string">
            <text:p>Substituição de Função</text:p>
          </table:table-cell>
          <table:table-cell table:style-name="ce1" office:value-type="string" calcext:value-type="string">
            <text:p>Viatura</text:p>
          </table:table-cell>
          <table:table-cell table:style-name="ce1" office:value-type="string" calcext:value-type="string">
            <text:p>Gratificação de Qualificação</text:p>
          </table:table-cell>
          <table:table-cell table:number-columns-repeated="1012"/>
        </table:table-row>
        <table:table-row table:style-name="ro3">
          <table:table-cell office:value-type="float" office:value="7103" calcext:value-type="float">
            <text:p>7103</text:p>
          </table:table-cell>
          <table:table-cell office:value-type="string" calcext:value-type="string">
            <text:p>ADEMAR RODRIGO CARETTA</text:p>
          </table:table-cell>
          <table:table-cell office:value-type="string" calcext:value-type="string">
            <text:p>AUXILIAR DE PROMOTORIA I</text:p>
          </table:table-cell>
          <table:table-cell office:value-type="string" calcext:value-type="string">
            <text:p>CENTRO TEC. INF. E COMUNICACAO</text:p>
          </table:table-cell>
          <table:table-cell table:style-name="ce4" office:value-type="float" office:value="920" calcext:value-type="float">
            <text:p><text:s/>920,00 </text:p>
          </table:table-cell>
          <table:table-cell table:style-name="ce4" office:value-type="float" office:value="314.16" calcext:value-type="float">
            <text:p><text:s/>314,16 </text:p>
          </table:table-cell>
          <table:table-cell table:style-name="ce4" office:value-type="float" office:value="423" calcext:value-type="float">
            <text:p><text:s/>423,00 </text:p>
          </table:table-cell>
          <table:table-cell table:style-name="ce4" office:value-type="float" office:value="2124.2" calcext:value-type="float">
            <text:p><text:s/>2.124,20 </text:p>
          </table:table-cell>
          <table:table-cell table:number-columns-repeated="3" table:style-name="ce4" office:value-type="float" office:value="0" calcext:value-type="float">
            <text:p><text:s/>- </text:p>
          </table:table-cell>
          <table:table-cell table:style-name="ce4" office:value-type="float" office:value="77.71" calcext:value-type="float">
            <text:p><text:s/>77,71 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ata da última atualização: 02/08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Tabela III'.$A$1" table:cell-range-address="$'Tabela III'.$A$2:.$L$6"/>
        </table:named-expressions>
      </table:table>
      <table:named-expressions/>
      <table:database-ranges>
        <table:database-range table:name="__Anonymous_Sheet_DB__0" table:target-range-address="'Tabela III'.A2:'Tabela III'.L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9:47:14.7650837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ilherme Nunes</meta:initial-creator>
    <meta:creation-date>2019-09-19T15:49:34</meta:creation-date>
    <dc:date>2021-02-04T09:49:58.044486208</dc:date>
    <meta:generator>LibreOffice/6.4.4.2$Linux_X86_64 LibreOffice_project/40$Build-2</meta:generator>
    <meta:editing-duration>PT5M7S</meta:editing-duration>
    <meta:editing-cycles>2</meta:editing-cycles>
    <meta:document-statistic meta:table-count="1" meta:cell-count="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